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🔁 1. Llamada a <text:span text:style-name="Source_20_Text">fetch</text:span></text:h>
      <text:p text:style-name="P1"><text:span text:style-name="Source_20_Text">fetch('listado_mysqli.php')</text:span></text:p>
      <text:p text:style-name="Text_20_body">Esto hace una <text:span text:style-name="Strong_20_Emphasis">petición HTTP GET</text:span> al archivo <text:span text:style-name="Source_20_Text">listado_mysqli.php</text:span>, que devuelve datos en formato JSON (como los del código PHP que analizamos).</text:p>
      <text:p text:style-name="Horizontal_20_Line"/>
      <text:h text:style-name="Heading_20_3" text:outline-level="3">📥 2. Procesar la respuesta JSON</text:h>
      <text:p text:style-name="P1"><text:span text:style-name="Source_20_Text">.then(response =&gt; response.json())</text:span></text:p>
      <text:p text:style-name="Text_20_body">Convierte la respuesta a un objeto JavaScript, normalmente un <text:span text:style-name="Strong_20_Emphasis">array de objetos</text:span> (uno por cada fila de la base de datos).</text:p>
      <text:p text:style-name="Horizontal_20_Line"/>
      <text:h text:style-name="Heading_20_3" text:outline-level="3">🧩 3. Mostrar los datos en la tabla</text:h>
      <text:p text:style-name="P2"><text:span text:style-name="Source_20_Text">.then(data =&gt; {</text:span></text:p>
      <text:p text:style-name="P3"><text:span text:style-name="Source_20_Text"><text:s text:c="4"/>const tabla = document.getElementById('tablaListado');</text:span></text:p>
      <text:p text:style-name="P4"><text:span text:style-name="Source_20_Text"><text:s text:c="4"/>tabla.innerHTML = ''; // Limpiar contenido previo</text:span></text:p>
      <text:list text:style-name="L1">
        <text:list-item>
          <text:p text:style-name="P5">Busca un elemento con ID <text:span text:style-name="Source_20_Text">tablaListado</text:span> (debe ser una tabla HTML).</text:p>
        </text:list-item>
        <text:list-item>
          <text:p text:style-name="P5">Limpia su contenido actual.</text:p>
        </text:list-item>
      </text:list>
      <text:p text:style-name="Horizontal_20_Line"/>
      <text:h text:style-name="Heading_20_3" text:outline-level="3">📋 4. Crear la fila de encabezado</text:h>
      <text:p text:style-name="P2"><text:span text:style-name="Source_20_Text"><text:s text:c="4"/>const encabezado = tabla.insertRow();</text:span></text:p>
      <text:p text:style-name="P3"><text:span text:style-name="Source_20_Text"><text:s text:c="4"/>Object.keys(data[0]).forEach(key =&gt; {</text:span></text:p>
      <text:p text:style-name="P3"><text:span text:style-name="Source_20_Text"><text:s text:c="8"/>const th = document.createElement('th');</text:span></text:p>
      <text:p text:style-name="P3"><text:span text:style-name="Source_20_Text"><text:s text:c="8"/>th.textContent = key;</text:span></text:p>
      <text:p text:style-name="P3"><text:span text:style-name="Source_20_Text"><text:s text:c="8"/>encabezado.appendChild(th);</text:span></text:p>
      <text:p text:style-name="P4"><text:span text:style-name="Source_20_Text"><text:s text:c="4"/>});</text:span></text:p>
      <text:list text:style-name="L2">
        <text:list-item>
          <text:p text:style-name="P6">Crea una fila para los <text:span text:style-name="Strong_20_Emphasis">encabezados de columna</text:span>.</text:p>
        </text:list-item>
        <text:list-item>
          <text:p text:style-name="P6">Usa las <text:span text:style-name="Strong_20_Emphasis">claves del primer objeto</text:span> (<text:span text:style-name="Source_20_Text">data[0]</text:span>) para crear las cabeceras (<text:span text:style-name="Source_20_Text">&lt;th&gt;</text:span>) de la tabla.</text:p>
        </text:list-item>
      </text:list>
      <text:p text:style-name="Text_20_body">Ejemplo: si <text:span text:style-name="Source_20_Text">data[0] = {id: 1, nombre: "Rafa", edad: 40}</text:span>, los encabezados serán <text:span text:style-name="Strong_20_Emphasis">id</text:span>, <text:span text:style-name="Strong_20_Emphasis">nombre</text:span>, <text:span text:style-name="Strong_20_Emphasis">edad</text:span>.</text:p>
      <text:p text:style-name="Horizontal_20_Line"/>
      <text:h text:style-name="Heading_20_3" text:outline-level="3">📄 5. Crear las filas con datos</text:h>
      <text:p text:style-name="P2"><text:span text:style-name="Source_20_Text"><text:s text:c="4"/>data.forEach(item =&gt; {</text:span></text:p>
      <text:p text:style-name="P3"><text:span text:style-name="Source_20_Text"><text:s text:c="8"/>const fila = tabla.insertRow();</text:span></text:p>
      <text:p text:style-name="P3"><text:span text:style-name="Source_20_Text"><text:s text:c="8"/>Object.values(item).forEach(value =&gt; {</text:span></text:p>
      <text:p text:style-name="P3"><text:span text:style-name="Source_20_Text"><text:s text:c="12"/>const celda = fila.insertCell();</text:span></text:p>
      <text:p text:style-name="P3"><text:span text:style-name="Source_20_Text"><text:s text:c="12"/>celda.textContent = value;</text:span></text:p>
      <text:p text:style-name="P3"><text:span text:style-name="Source_20_Text"><text:s text:c="8"/>});</text:span></text:p>
      <text:p text:style-name="P4"><text:span text:style-name="Source_20_Text"><text:s text:c="4"/>});</text:span></text:p>
      <text:list text:style-name="L3">
        <text:list-item>
          <text:p text:style-name="P7"><text:soft-page-break/>Por cada fila del array (<text:span text:style-name="Source_20_Text">item</text:span>), inserta una nueva fila en la tabla.</text:p>
        </text:list-item>
        <text:list-item>
          <text:p text:style-name="P7">Luego, por cada valor del objeto (<text:span text:style-name="Source_20_Text">value</text:span>), inserta una celda (<text:span text:style-name="Source_20_Text">&lt;td&gt;</text:span>) con ese contenido.</text:p>
        </text:list-item>
      </text:list>
      <text:p text:style-name="Horizontal_20_Line"/>
      <text:h text:style-name="Heading_20_3" text:outline-level="3">⚠️ 6. Manejo de errores</text:h>
      <text:p text:style-name="P2"><text:span text:style-name="Source_20_Text">.catch(error =&gt; {</text:span></text:p>
      <text:p text:style-name="P3"><text:span text:style-name="Source_20_Text"><text:s text:c="4"/>console.error('Error:', error);</text:span></text:p>
      <text:p text:style-name="P3"><text:span text:style-name="Source_20_Text"><text:s text:c="4"/>alert('Hubo un error al cargar el listado.');</text:span></text:p>
      <text:p text:style-name="P4"><text:span text:style-name="Source_20_Text">});</text:span></text:p>
      <text:list text:style-name="L4">
        <text:list-item>
          <text:p text:style-name="P8">Si hay un error en la petición (por ejemplo, el archivo PHP da error), lo muestra por consola y avisa al usuari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2:09:23.898000000</meta:creation-date>
    <dc:date>2025-05-09T02:10:05.992000000</dc:date>
    <meta:editing-duration>PT42S</meta:editing-duration>
    <meta:editing-cycles>1</meta:editing-cycles>
    <meta:document-statistic meta:table-count="0" meta:image-count="0" meta:object-count="0" meta:page-count="2" meta:paragraph-count="38" meta:word-count="257" meta:character-count="1722" meta:non-whitespace-character-count="1402"/>
    <meta:generator>LibreOffice/24.8.0.3$Windows_X86_64 LibreOffice_project/0bdf1299c94fe897b119f97f3c613e9dca6be583</meta:generator>
  </office:meta>
</office:document-meta>
</file>